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style="italic" style:font-size-asian="12pt" style:font-style-asian="italic" style:font-size-complex="12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Introduction of Computer </text:span></text:p>
      <text:p text:style-name="P1"><text:span text:style-name="T2">Homework 4 Report</text:span></text:p>
      <text:p text:style-name="P7"><text:span text:style-name="T3">Name:</text:span></text:p>
      <text:p text:style-name="P7"><text:span text:style-name="T3">Student ID:</text:span></text:p>
      <text:p text:style-name="P9"/>
      <text:p text:style-name="P8"><text:span text:style-name="T3">Please use any legal SQLite commands to finish the following questions.</text:span></text:p>
      <text:p text:style-name="P9"/>
      <text:p text:style-name="Standard"><text:span text:style-name="T4">HW# 4-1</text:span><text:span text:style-name="T3"> (10%): Find the Dept which contain job “Cook” or “Executive Chef”.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3">SQLite commands:</text:span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<text:span text:style-name="T3">Result:</text:span></text:p>
            <text:p text:style-name="P3"/>
          </table:table-cell>
        </table:table-row>
      </table:table>
      <text:p text:style-name="P2"/>
      <text:p text:style-name="P2"/>
      <text:p text:style-name="Standard"><text:span text:style-name="T4">HW# 4-2</text:span><text:span text:style-name="T3"> (10%): Find all the JobTitle in Dept A.</text:span></text:p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3">SQLite commands:</text:span></text:p>
            <text:p text:style-name="P6"/>
          </table:table-cell>
        </table:table-row>
        <table:table-row table:style-name="Table2.1">
          <table:table-cell table:style-name="Table2.A1" office:value-type="string">
            <text:p text:style-name="P5"><text:span text:style-name="T3">Result:</text:span></text:p>
            <text:p text:style-name="P3"/>
          </table:table-cell>
        </table:table-row>
      </table:table>
      <text:p text:style-name="P2"/>
      <text:p text:style-name="P2"/>
      <text:p text:style-name="Standard"><text:span text:style-name="T4">HW# 4-3</text:span><text:span text:style-name="T3"> (10%): Count the assignments which started in 2011 or terminated in 2012.</text:span></text:p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3">SQLite commands:</text:span></text:p>
            <text:p text:style-name="P6"/>
          </table:table-cell>
        </table:table-row>
        <table:table-row table:style-name="Table3.1">
          <table:table-cell table:style-name="Table3.A1" office:value-type="string">
            <text:p text:style-name="P5"><text:span text:style-name="T3">Result:</text:span></text:p>
            <text:p text:style-name="P3"/>
          </table:table-cell>
        </table:table-row>
      </table:table>
      <text:p text:style-name="P2"/>
      <text:p text:style-name="Standard"><text:span text:style-name="T4">HW# 4-4</text:span><text:span text:style-name="T3"> (10%): Find the names of the employees who live in Broadway and list the name in ascending order.</text:span></text:p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span text:style-name="T3">SQLite commands:</text:span></text:p>
            <text:p text:style-name="P6"/>
          </table:table-cell>
        </table:table-row>
        <table:table-row table:style-name="Table4.1">
          <table:table-cell table:style-name="Table4.A1" office:value-type="string">
            <text:p text:style-name="P5"><text:span text:style-name="T3">Result:</text:span></text:p>
            <text:p text:style-name="P3"/>
          </table:table-cell>
        </table:table-row>
      </table:table>
      <text:p text:style-name="P2"/>
      <text:p text:style-name="Standard"><text:span text:style-name="T4">HW# 4-5</text:span><text:span text:style-name="T3"> (10%): Count the assignments which JobTitles contain “Manager”.</text:span></text:p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text:span text:style-name="T3">SQLite commands:</text:span></text:p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"><text:span text:style-name="T3">Result:</text:span></text:p>
            <text:p text:style-name="P3"/>
          </table:table-cell>
        </table:table-row>
      </table:table>
      <text:p text:style-name="P4"/>
      <text:p text:style-name="Standard"><text:span text:style-name="T4">HW# 4-6</text:span><text:span text:style-name="T3"> (10%): Find the employees who have exactly 4 assignments and list their (Name, EmpId)s in a relation.</text:span></text:p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<text:span text:style-name="T3">SQLite commands:</text:span></text:p>
            <text:p text:style-name="P6"/>
          </table:table-cell>
        </table:table-row>
        <table:table-row table:style-name="Table6.1">
          <table:table-cell table:style-name="Table6.A1" office:value-type="string">
            <text:p text:style-name="P5"><text:span text:style-name="T3">Result:</text:span></text:p>
            <text:p text:style-name="P3"/>
          </table:table-cell>
        </table:table-row>
      </table:table>
      <text:p text:style-name="P4"/>
      <text:p text:style-name="Standard"><text:span text:style-name="T4">HW# 4-7</text:span><text:span text:style-name="T3"> (10%): Find the employees who have assignments started in 2011 and list their (Name, EmpId)s in a relation.</text:span></text:p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<text:span text:style-name="T3">SQLite commands:</text:span></text:p>
            <text:p text:style-name="P6"/>
          </table:table-cell>
        </table:table-row>
        <table:table-row table:style-name="Table7.1">
          <table:table-cell table:style-name="Table7.A1" office:value-type="string">
            <text:p text:style-name="P5"><text:span text:style-name="T3">Result:</text:span></text:p>
            <text:p text:style-name="P3"/>
          </table:table-cell>
        </table:table-row>
      </table:table>
      <text:p text:style-name="P2"/>
      <text:p text:style-name="Standard"><text:span text:style-name="T4">HW# 4-8</text:span><text:span text:style-name="T3"> (10%): Find the employees who didn’t have assignments started in 2011 and list their (Name, EmpId)s in a relation.</text:span></text:p>
      <text:p text:style-name="P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"><text:span text:style-name="T3">SQLite commands:</text:span></text:p>
            <text:p text:style-name="P6"/>
          </table:table-cell>
        </table:table-row>
        <table:table-row table:style-name="Table8.1">
          <table:table-cell table:style-name="Table8.A1" office:value-type="string">
            <text:p text:style-name="P5"><text:span text:style-name="T3">Result:</text:span></text:p>
            <text:p text:style-name="P3"/>
          </table:table-cell>
        </table:table-row>
      </table:table>
      <text:p text:style-name="P2"/>
      <text:p text:style-name="Standard"><text:span text:style-name="T4">HW# 4-9</text:span><text:span text:style-name="T3"> (10%): Count jobs’ popularity and list their (JobTitle, Count)s in relation.</text:span></text:p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<text:span text:style-name="T3">SQLite commands:</text:span></text:p>
            <text:p text:style-name="P6"/>
          </table:table-cell>
        </table:table-row>
        <table:table-row table:style-name="Table9.1">
          <table:table-cell table:style-name="Table9.A1" office:value-type="string">
            <text:p text:style-name="P5"><text:span text:style-name="T3">Result:</text:span></text:p>
            <text:p text:style-name="P3"/>
          </table:table-cell>
        </table:table-row>
      </table:table>
      <text:p text:style-name="P2"><text:soft-page-break/></text:p>
      <text:p text:style-name="Standard"><text:span text:style-name="T4">HW# 4-10</text:span><text:span text:style-name="T3"> (10%): Find which jobs are the top 3 most popular. List them as (JobTitle, Count)s in relation. If the job count order is 543332221, you should list the jobs whose count are not lower than 3.</text:span></text:p>
      <text:p text:style-name="P2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"><text:span text:style-name="T3">SQLite commands:</text:span></text:p>
            <text:p text:style-name="P6"/>
          </table:table-cell>
        </table:table-row>
        <table:table-row table:style-name="Table10.1">
          <table:table-cell table:style-name="Table10.A1" office:value-type="string">
            <text:p text:style-name="P5"><text:span text:style-name="T3">Result: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0" meta:object-count="0" meta:page-count="2" meta:paragraph-count="35" meta:word-count="228" meta:character-count="1367" meta:non-whitespace-character-count="1173"/>
    <meta:generator>LibreOfficeDev/6.0.5.2$Linux_X86_64 LibreOffice_project/</meta:generator>
  </office:meta>
</office:document-meta>
</file>